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8772875561942257253" text:style-name="L1">
        <text:list-item>
          <text:p text:style-name="P7"/>
        </text:list-item>
        <text:list-item>
          <text:p text:style-name="P7">entries.ods</text:p>
          <text:list>
            <text:list-item>
              <text:p text:style-name="P7">C – c<text:tab/>copy<text:tab/><text:tab/><text:tab/></text:p>
            </text:list-item>
          </text:list>
        </text:list-item>
        <text:list-item>
          <text:p text:style-name="P7">sakura<text:tab/></text:p>
          <text:list>
            <text:list-item>
              <text:p text:style-name="P7">C – v</text:p>
            </text:list-item>
            <text:list-item>
              <text:p text:style-name="P7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4478106" text:continue-numbering="true" text:style-name="L1">
        <text:list-item>
          <text:list>
            <text:list-item>
              <text:p text:style-name="P7">C – a &gt; C – c<text:tab/><text:tab/><text:tab/><text:tab/></text:p>
            </text:list-item>
          </text:list>
        </text:list-item>
        <text:list-item>
          <text:p text:style-name="P7">entries.ods</text:p>
          <text:list>
            <text:list-item>
              <text:p text:style-name="P7">C – v<text:tab/>(paste)</text:p>
            </text:list-item>
            <text:list-item>
              <text:p text:style-name="P7">C/P<text:tab/>(session num, code)</text:p>
            </text:list-item>
            <text:list-item>
              <text:p text:style-name="P7">C/P<text:tab/>(memos)</text:p>
            </text:list-item>
            <text:list-item>
              <text:p text:style-name="P7">C/P<text:tab/>(file name)</text:p>
            </text:list-item>
            <text:list-item>
              <text:p text:style-name="P7">edit</text:p>
              <text:list>
                <text:list-item>
                  <text:p text:style-name="P7">genre<text:tab/><text:tab/><text:tab/></text:p>
                </text:list-item>
                <text:list-item>
                  <text:p text:style-name="P7">time<text:tab/><text:tab/><text:tab/></text:p>
                </text:list-item>
                <text:list-item>
                  <text:p text:style-name="P7">s.n.<text:tab/><text:tab/><text:tab/></text:p>
                </text:list-item>
                <text:list-item>
                  <text:p text:style-name="P7">M – d &gt; a (range)</text:p>
                </text:list-item>
                <text:list-item>
                  <text:p text:style-name="P7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3858297492584807864" text:style-name="L2">
        <text:list-item>
          <text:p text:style-name="P8">open apps</text:p>
          <text:list>
            <text:list-item>
              <text:p text:style-name="P8">audacity</text:p>
            </text:list-item>
            <text:list-item>
              <text:p text:style-name="P8">itunes</text:p>
            </text:list-item>
          </text:list>
        </text:list-item>
        <text:list-item>
          <text:p text:style-name="P8">itunes</text:p>
          <text:list>
            <text:list-item>
              <text:p text:style-name="P8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5608769838097277782" text:style-name="L3">
        <text:list-item>
          <text:p text:style-name="P9">start</text:p>
          <text:list>
            <text:list-item>
              <text:p text:style-name="P9">web page</text:p>
              <text:list>
                <text:list-item>
                  <text:p text:style-name="P9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9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9">folder : C:\WORKS_2\WS\WS_Others.Art\JVEMV6\46_art\11_guitar</text:p>
            </text:list-item>
            <text:list-item>
              <text:p text:style-name="P9">mobile apps</text:p>
              <text:list>
                <text:list-item>
                  <text:p text:style-name="P9">garageband</text:p>
                </text:list-item>
              </text:list>
            </text:list-item>
            <text:list-item>
              <text:p text:style-name="P9">stationaries</text:p>
              <text:list>
                <text:list-item>
                  <text:p text:style-name="P9">memo paper</text:p>
                  <text:list>
                    <text:list-item>
                      <text:p text:style-name="P9">memo</text:p>
                    </text:list-item>
                    <text:list-item>
                      <text:p text:style-name="P9">clear book</text:p>
                    </text:list-item>
                  </text:list>
                </text:list-item>
                <text:list-item>
                  <text:p text:style-name="P9">guitar</text:p>
                </text:list-item>
                <text:list-item>
                  <text:p text:style-name="P9">pens (<text:span text:style-name="T1">消しゴムも、消しテープも)</text:span></text:p>
                </text:list-item>
                <text:list-item>
                  <text:p text:style-name="P9">mobile holder</text:p>
                  <text:list>
                    <text:list-item>
                      <text:p text:style-name="P12">自分から見て、三脚が作る三角形は、手前に、頂点が１つ。これを<text:soft-page-break/>起点に、左右対称。</text:p>
                    </text:list-item>
                  </text:list>
                </text:list-item>
                <text:list-item>
                  <text:p text:style-name="P9">new email file</text:p>
                </text:list-item>
                <text:list-item>
                  <text:p text:style-name="P9">prev memo, image file</text:p>
                </text:list-item>
              </text:list>
            </text:list-item>
            <text:list-item>
              <text:p text:style-name="P9">vlc → set prev videos</text:p>
            </text:list-item>
            <text:list-item>
              <text:p text:style-name="P9">stopwatch → start</text:p>
            </text:list-item>
            <text:list-item>
              <text:p text:style-name="P9"/>
            </text:list-item>
          </text:list>
        </text:list-item>
        <text:list-item>
          <text:p text:style-name="P9">actions</text:p>
          <text:list>
            <text:list-item>
              <text:p text:style-name="P9">prev sections ---&gt; review</text:p>
            </text:list-item>
            <text:list-item>
              <text:p text:style-name="P9">choose target piece → e.g. “te-9”</text:p>
            </text:list-item>
            <text:list-item>
              <text:p text:style-name="P9">open resources</text:p>
              <text:list>
                <text:list-item>
                  <text:p text:style-name="P9">voice memo</text:p>
                </text:list-item>
                <text:list-item>
                  <text:p text:style-name="P9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9">routine ops</text:p>
          <text:list>
            <text:list-item>
              <text:p text:style-name="P9">technique pieces</text:p>
            </text:list-item>
            <text:list-item>
              <text:p text:style-name="P9">code progression patterns</text:p>
            </text:list-item>
            <text:list-item>
              <text:p text:style-name="P9">email items</text:p>
            </text:list-item>
            <text:list-item>
              <text:p text:style-name="P9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4742080925761449498" text:style-name="L4">
        <text:list-item>
          <text:p text:style-name="P10">mobile pod → put away</text:p>
        </text:list-item>
        <text:list-item>
          <text:p text:style-name="P10">mobile</text:p>
          <text:list>
            <text:list-item>
              <text:p text:style-name="P10">==&gt; to battery</text:p>
            </text:list-item>
          </text:list>
        </text:list-item>
        <text:list-item>
          <text:p text:style-name="P10">memos</text:p>
          <text:list>
            <text:list-item>
              <text:p text:style-name="P10">log memo → add lines (sep<text:span text:style-name="T1">arator) between sections</text:span></text:p>
            </text:list-item>
            <text:list-item>
              <text:p text:style-name="P10"><text:soft-page-break/>add “//” mar<text:span text:style-name="T1">k</text:span></text:p>
            </text:list-item>
            <text:list-item>
              <text:p text:style-name="P13">photo</text:p>
            </text:list-item>
          </text:list>
        </text:list-item>
        <text:list-item>
          <text:p text:style-name="P13">guitar</text:p>
          <text:list>
            <text:list-item>
              <text:p text:style-name="P13">polish</text:p>
              <text:list>
                <text:list-item>
                  <text:p text:style-name="P13">body</text:p>
                  <text:list>
                    <text:list-item>
                      <text:p text:style-name="P13">back</text:p>
                    </text:list-item>
                    <text:list-item>
                      <text:p text:style-name="P13">front</text:p>
                    </text:list-item>
                    <text:list-item>
                      <text:p text:style-name="P13">side</text:p>
                    </text:list-item>
                    <text:list-item>
                      <text:p text:style-name="P13">bottom</text:p>
                    </text:list-item>
                    <text:list-item>
                      <text:p text:style-name="P13">showlder</text:p>
                    </text:list-item>
                  </text:list>
                </text:list-item>
                <text:list-item>
                  <text:p text:style-name="P13">neck</text:p>
                </text:list-item>
                <text:list-item>
                  <text:p text:style-name="P13">strings</text:p>
                </text:list-item>
              </text:list>
            </text:list-item>
            <text:list-item>
              <text:p text:style-name="P13">put away</text:p>
            </text:list-item>
          </text:list>
        </text:list-item>
        <text:list-item>
          <text:p text:style-name="P10">video files (new ones)</text:p>
          <text:list>
            <text:list-item>
              <text:p text:style-name="P10">==&gt; to desktop : C:\WORKS_2\WS\WS_Cake_IFM11\tmp</text:p>
            </text:list-item>
          </text:list>
        </text:list-item>
        <text:list-item>
          <text:p text:style-name="P10">close</text:p>
          <text:list>
            <text:list-item>
              <text:p text:style-name="P10">image files</text:p>
            </text:list-item>
            <text:list-item>
              <text:p text:style-name="P10">folders</text:p>
            </text:list-item>
            <text:list-item>
              <text:p text:style-name="P10">web page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4506304" text:continue-numbering="true" text:style-name="L4">
        <text:list-item>
          <text:list>
            <text:list-item>
              <text:p text:style-name="P10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6495521938918417710" text:style-name="L5">
        <text:list-item>
          <text:p text:style-name="P11">memo → copy</text:p>
          <text:list>
            <text:list-item>
              <text:p text:style-name="P11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1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4477369" text:continue-numbering="true" text:style-name="L5">
        <text:list-item>
          <text:list>
            <text:list-item>
              <text:p text:style-name="P11"><text:soft-page-break/>save → text file</text:p>
            </text:list-item>
          </text:list>
        </text:list-item>
        <text:list-item>
          <text:p text:style-name="P11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4502881" text:continue-numbering="true" text:style-name="L5">
        <text:list-item>
          <text:p text:style-name="P11">gen-ed text → C/P</text:p>
          <text:list>
            <text:list-item>
              <text:p text:style-name="P11">to : list_of_memos.ods (C:\WORKS_2\WS\WS_Others.Art\JVEMV6\46_art\11_guitar)</text:p>
            </text:list-item>
          </text:list>
        </text:list-item>
        <text:list-item>
          <text:p text:style-name="P11">modify texts</text:p>
          <text:list>
            <text:list-item>
              <text:p text:style-name="P11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6335542056288805657" text:style-name="L6">
              <text:list-item>
                <text:p text:style-name="P6">memo_guitar.txt</text:p>
              </text:list-item>
              <text:list-item>
                <text:p text:style-name="P6">memo_guitar.(replaced).(XXX).txt</text:p>
              </text:list-item>
            </text:list>
          </table:table-cell>
        </table:table-row>
      </table:table>
      <text:list xml:id="list34506280" text:continue-list="list34502881" text:style-name="L5">
        <text:list-item>
          <text:p text:style-name="P11">closing</text:p>
          <text:list>
            <text:list-item>
              <text:p text:style-name="P11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4486225" text:continue-numbering="true" text:style-name="L5">
        <text:list-item>
          <text:list>
            <text:list-item>
              <text:p text:style-name="P11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11T14:28:34.97</dc:date>
    <dc:creator>iwabuchi ken</dc:creator>
    <meta:editing-duration>PT16H38M17S</meta:editing-duration>
    <meta:editing-cycles>28</meta:editing-cycles>
    <meta:generator>OpenOffice/4.1.3$Win32 OpenOffice.org_project/413m1$Build-9783</meta:generator>
    <meta:document-statistic meta:table-count="7" meta:image-count="0" meta:object-count="0" meta:page-count="5" meta:paragraph-count="130" meta:word-count="497" meta:character-count="3418"/>
  </office:meta>
</office:document-meta>
</file>